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1">
      <style:text-properties officeooo:rsid="04e17248" officeooo:paragraph-rsid="04e17248"/>
    </style:style>
    <style:style style:name="P4" style:family="paragraph" style:parent-style-name="Text_20_body">
      <style:text-properties fo:font-weight="normal" officeooo:rsid="043bf421" officeooo:paragraph-rsid="04e990f3" style:font-weight-asian="normal" style:font-weight-complex="normal"/>
    </style:style>
    <style:style style:name="P5" style:family="paragraph" style:parent-style-name="Text_20_body">
      <style:text-properties fo:font-weight="normal" officeooo:rsid="04e17248" officeooo:paragraph-rsid="04e17248" style:font-weight-asian="normal" style:font-weight-complex="normal"/>
    </style:style>
    <style:style style:name="P6" style:family="paragraph" style:parent-style-name="Text_20_body">
      <style:text-properties fo:font-weight="normal" officeooo:rsid="04e3c851" officeooo:paragraph-rsid="04e3c851" style:font-weight-asian="normal" style:font-weight-complex="normal"/>
    </style:style>
    <style:style style:name="P7" style:family="paragraph" style:parent-style-name="Text_20_body">
      <style:text-properties fo:font-weight="normal" officeooo:rsid="04e510eb" officeooo:paragraph-rsid="04e510eb" style:font-weight-asian="normal" style:font-weight-complex="normal"/>
    </style:style>
    <style:style style:name="P8" style:family="paragraph" style:parent-style-name="Text_20_body">
      <style:text-properties fo:font-weight="normal" officeooo:rsid="04e7001b" officeooo:paragraph-rsid="04e510eb" style:font-weight-asian="normal" style:font-weight-complex="normal"/>
    </style:style>
    <style:style style:name="P9" style:family="paragraph" style:parent-style-name="Text_20_body">
      <style:text-properties fo:font-weight="normal" officeooo:rsid="04e990f3" officeooo:paragraph-rsid="04e990f3" style:font-weight-asian="normal" style:font-weight-complex="normal"/>
    </style:style>
    <style:style style:name="P10" style:family="paragraph" style:parent-style-name="Text_20_body">
      <style:text-properties fo:font-weight="normal" officeooo:rsid="04e9d8b7" officeooo:paragraph-rsid="04e9d8b7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4e2f719"/>
    </style:style>
    <style:style style:name="T3" style:family="text">
      <style:text-properties fo:language="en" fo:country="US" officeooo:rsid="04e3c851"/>
    </style:style>
    <style:style style:name="T4" style:family="text">
      <style:text-properties fo:language="en" fo:country="US" officeooo:rsid="04e510eb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officeooo:rsid="04e17248"/>
    </style:style>
    <style:style style:name="T7" style:family="text">
      <style:text-properties fo:language="en" fo:country="US" officeooo:rsid="04ebd785"/>
    </style:style>
    <style:style style:name="T8" style:family="text">
      <style:text-properties fo:language="en" fo:country="US" officeooo:rsid="04ed9e7c"/>
    </style:style>
    <style:style style:name="T9" style:family="text">
      <style:text-properties fo:language="en" fo:country="US" officeooo:rsid="04ef009e"/>
    </style:style>
    <style:style style:name="T10" style:family="text">
      <style:text-properties fo:language="en" fo:country="US" officeooo:rsid="04f0d36d"/>
    </style:style>
    <style:style style:name="T11" style:family="text">
      <style:text-properties fo:language="en" fo:country="US" officeooo:rsid="04f12a9d"/>
    </style:style>
    <style:style style:name="T12" style:family="text">
      <style:text-properties fo:language="en" fo:country="US" officeooo:rsid="04f1440c"/>
    </style:style>
    <style:style style:name="T13" style:family="text">
      <style:text-properties fo:language="en" fo:country="US" officeooo:rsid="04f19210"/>
    </style:style>
    <style:style style:name="T14" style:family="text">
      <style:text-properties fo:language="en" fo:country="US" officeooo:rsid="04f1a0fc"/>
    </style:style>
    <style:style style:name="T15" style:family="text">
      <style:text-properties fo:language="en" fo:country="US" officeooo:rsid="04f28aa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1in" fo:text-indent="-0.25in" fo:margin-left="2.811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תכנות מערכות ב – נושאים לבחינה</text:h>
      <text:p text:style-name="P9">1. <text:span text:style-name="T6">מטלה 1 </text:span><text:span text:style-name="T2">(חיפוש פונטי</text:span><text:span text:style-name="T9">); </text:span><text:span text:style-name="T15">כולל הרצאה 1 (C++ לעומת C ו-Java)</text:span><text:span text:style-name="T9">?</text:span></text:p>
      <text:p text:style-name="P9"><text:span text:style-name="T2">2. </text:span><text:span text:style-name="T6">מטלה 2 </text:span><text:span text:style-name="T2">(עץ משפחה</text:span><text:span text:style-name="T2">)</text:span><text:span text:style-name="T9">.</text:span></text:p>
      <text:p text:style-name="P9"><text:span text:style-name="T2">3. </text:span><text:span text:style-name="T3">מטלה 3 (פותר משוואות).</text:span></text:p>
      <text:p text:style-name="P9"><text:span text:style-name="T1">4</text:span><text:span text:style-name="T2">. </text:span><text:span text:style-name="T3">מטלה 4 (משחק מלחמה).</text:span></text:p>
      <text:p text:style-name="P9"><text:span text:style-name="T3">5. </text:span><text:span text:style-name="T4">מטלה 5 (דמויי-מיכלים).</text:span></text:p>
      <text:p text:style-name="P9"><text:span text:style-name="T4">6. </text:span><text:span text:style-name="T8">הרצאות </text:span><text:span text:style-name="T10">1</text:span><text:span text:style-name="T8">-</text:span><text:span text:style-name="T13">3</text:span><text:span text:style-name="T8"> (</text:span><text:span text:style-name="T11">C++ לעומת C ו Java; מחלקות, בניה ופירוק; רפרנס וקונסט</text:span><text:span text:style-name="T8">).</text:span><text:span text:style-name="T4"> </text:span></text:p>
      <text:p text:style-name="P10"><text:span text:style-name="T4">7. </text:span><text:span text:style-name="T7">הרצאות </text:span><text:span text:style-name="T13">4-6</text:span><text:span text:style-name="T7"> (</text:span><text:span text:style-name="T13">העמסת אופרטורים; העתקה והמרה; ירושה רגילה ווירטואלית</text:span><text:span text:style-name="T7">)</text:span><text:span text:style-name="T4">.</text:span></text:p>
      <text:p text:style-name="P10"><text:span text:style-name="T4">8. </text:span><text:span text:style-name="T1">הרצאות </text:span><text:span text:style-name="T13">7-9</text:span><text:span text:style-name="T1"> (</text:span><text:span text:style-name="T13">ערוצי </text:span><text:span text:style-name="T14">קלט ופלט; </text:span><text:span text:style-name="T1">תבניות; </text:span><text:span text:style-name="T14">התמחויות</text:span><text:span text:style-name="T1">).</text:span></text:p>
      <text:p text:style-name="P10"><text:span text:style-name="T4">9. </text:span><text:span text:style-name="T1">הרצאות 10-12 (הספריה התקנית).</text:span></text:p>
      <text:p text:style-name="P9"><text:span text:style-name="T4">1</text:span><text:span text:style-name="T1">0. מטלת האקראנק - לינוקס ובאש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06-19T09:10:24.673000000</dc:date>
    <meta:editing-duration>P11DT18H32M44S</meta:editing-duration>
    <meta:editing-cycles>1175</meta:editing-cycles>
    <meta:document-statistic meta:table-count="0" meta:image-count="0" meta:object-count="0" meta:page-count="1" meta:paragraph-count="13" meta:word-count="85" meta:character-count="457" meta:non-whitespace-character-count="383"/>
  </office:meta>
</office:document-meta>
</file>